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68fb" officeooo:paragraph-rsid="001068fb"/>
    </style:style>
    <style:style style:name="P2" style:family="paragraph" style:parent-style-name="Standard" style:list-style-name="L1">
      <style:text-properties officeooo:rsid="001068fb" officeooo:paragraph-rsid="001068fb"/>
    </style:style>
    <style:style style:name="P3" style:family="paragraph" style:parent-style-name="Standard" style:list-style-name="L1">
      <style:text-properties officeooo:rsid="0010b8f3" officeooo:paragraph-rsid="0010b8f3"/>
    </style:style>
    <style:style style:name="P4" style:family="paragraph" style:parent-style-name="Standard" style:list-style-name="L1">
      <style:text-properties officeooo:rsid="0010f266" officeooo:paragraph-rsid="0010f266"/>
    </style:style>
    <style:style style:name="T1" style:family="text">
      <style:text-properties officeooo:rsid="0010b8f3"/>
    </style:style>
    <style:style style:name="T2" style:family="text">
      <style:text-properties officeooo:rsid="0010f2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725 Lab 3</text:p>
      <text:p text:style-name="P1">Oct.25/19</text:p>
      <text:p text:style-name="P1">Avery Briggs</text:p>
      <text:p text:style-name="P1">3471065</text:p>
      <text:p text:style-name="P1"/>
      <text:list xml:id="list717703631" text:style-name="L1">
        <text:list-item>
          <text:p text:style-name="P2">What is the probability of your team winning?</text:p>
          <text:p text:style-name="P2">The probability of my team winning is 0.<text:span text:style-name="T2">53297</text:span>.</text:p>
        </text:list-item>
        <text:list-item>
          <text:p text:style-name="P2">What is the probability of your team winning, given that is a home game?</text:p>
          <text:p text:style-name="P2">The probability of winning a game given it was a home game is 0.5<text:span text:style-name="T2">609.</text:span></text:p>
        </text:list-item>
        <text:list-item>
          <text:p text:style-name="P2">What is the probability of your team winning, given that it was a strong opponent on Monday?</text:p>
          <text:p text:style-name="P2">The probability of my team winning against a strong opponent on Monday is 0.3<text:span text:style-name="T2">8425</text:span>.</text:p>
        </text:list-item>
        <text:list-item>
          <text:p text:style-name="P2">What is the probability of your team winning, given that it was a weak opponent on Wednesday?</text:p>
          <text:p text:style-name="P2">The probability of my team winning against a weak opponent on Wednesday is 0.<text:span text:style-name="T2">76145</text:span>.</text:p>
        </text:list-item>
        <text:list-item>
          <text:p text:style-name="P2">What is the probability of your team winning, given that it was a weak opponent and there were favourable referees?</text:p>
          <text:p text:style-name="P2">The probability of my team winning against a weak team with favourable referees is 0.86405.</text:p>
        </text:list-item>
        <text:list-item>
          <text:p text:style-name="P2">What us the probability of your team winning, given that you were asked to sign an autograph after the game?</text:p>
          <text:p text:style-name="P2">The probability that I won, given that I was asked to sign an autograph is 0.6<text:span text:style-name="T2">9709</text:span>.</text:p>
        </text:list-item>
        <text:list-item>
          <text:p text:style-name="P2">For any given game, what is the probability that your team was tired?</text:p>
          <text:p text:style-name="P2">The probability that my team is tired for any given game is 0.<text:span text:style-name="T1">226.</text:span></text:p>
        </text:list-item>
        <text:list-item>
          <text:p text:style-name="P3">What is the probability of being tired, given that you lost to a weak team and had favourable referees?</text:p>
          <text:p text:style-name="P3">The probability that my team was tired given that we lost to a weak team and had favourable referees is 0.39665</text:p>
        </text:list-item>
        <text:list-item>
          <text:p text:style-name="P3">In any given game, what is the probability that you are asked to sign an autograph?</text:p>
          <text:p text:style-name="P3">The probability of being asked to sign an autograph after any given game is 0.3<text:span text:style-name="T2">7136</text:span>.</text:p>
        </text:list-item>
        <text:list-item>
          <text:p text:style-name="P3">What is the probability that you are asked to sign an autograph, given that you played a weak opponent and had favourable referees?</text:p>
          <text:p text:style-name="P3">The probability of being asked to sign an autograph given that you played a weak opponent and had favourable referees is 0.52<text:span text:style-name="T2">2</text:span>58.</text:p>
        </text:list-item>
        <text:list-item>
          <text:p text:style-name="P3">In any given game, what is the probability that you had unfavourable referees?</text:p>
          <text:p text:style-name="P3">The probability of having unfavourable referees in any given game is 0.<text:span text:style-name="T2">226.</text:span></text:p>
        </text:list-item>
        <text:list-item>
          <text:p text:style-name="P4">What is the probability of unfavourable referees, given that you lost?</text:p>
          <text:p text:style-name="P4">The probability of having unfavourable referees given that my team lost is 0.2721.</text:p>
        </text:list-item>
        <text:list-item>
          <text:p text:style-name="P4">What is the probability of unfavourable referees, given that you lost to a weak opponent?</text:p>
          <text:p text:style-name="P4">The probability of having unfavourable referees, given that we lost to a weak team is 0.3459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5:22:21.460505820</meta:creation-date>
    <dc:date>2019-10-25T15:52:57.901879977</dc:date>
    <meta:editing-duration>PT9M45S</meta:editing-duration>
    <meta:editing-cycles>1</meta:editing-cycles>
    <meta:document-statistic meta:table-count="0" meta:image-count="0" meta:object-count="0" meta:page-count="1" meta:paragraph-count="30" meta:word-count="419" meta:character-count="2313" meta:non-whitespace-character-count="1937"/>
    <meta:generator>LibreOffice/5.3.6.1$Linux_X86_64 LibreOffice_project/30$Build-1</meta:generator>
  </office:meta>
</office:document-meta>
</file>